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dc69" officeooo:paragraph-rsid="000cd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voir classer les articles par catégories (Biéres, Hydromel, Vin, ....)</text:p>
      <text:p text:style-name="P1">Pouvoir accéder à l'application via un mobile / tablette</text:p>
      <text:p text:style-name="P1">Pouvoir transférer des commandes d'une personne à une aut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2S</meta:editing-duration>
    <meta:editing-cycles>3</meta:editing-cycles>
    <meta:generator>LibreOffice/4.3.5.2$Windows_x86 LibreOffice_project/3a87456aaa6a95c63eea1c1b3201acedf0751bd5</meta:generator>
    <dc:date>2016-11-22T11:43:39.323000000</dc:date>
    <meta:document-statistic meta:table-count="0" meta:image-count="0" meta:object-count="0" meta:page-count="1" meta:paragraph-count="3" meta:word-count="28" meta:character-count="188" meta:non-whitespace-character-count="163"/>
    <meta:user-defined meta:name="Info 1"/>
    <meta:user-defined meta:name="Info 2"/>
    <meta:user-defined meta:name="Info 3"/>
    <meta:user-defined meta:name="Info 4"/>
  </office:meta>
</office:document-meta>
</file>